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1" svg:font-family="Helvetica" style:font-family-generic="swiss" style:font-pitch="variable"/>
    <style:font-face style:name="Helvetica2" svg:font-family="Helvetica" style:font-adornments="Negreta" style:font-family-generic="swiss" style:font-pitch="variable"/>
    <style:font-face style:name="Helvetica" svg:font-family="Helvetic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normal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size="10pt" officeooo:paragraph-rsid="00072614" style:font-name-asian="Times New Roman1" style:font-size-asian="10pt" style:font-name-complex="Times New Roman1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Times New Roman" fo:font-size="10pt" officeooo:paragraph-rsid="000c1d22" style:font-name-asian="Times New Roman1" style:font-size-asian="10pt" style:font-name-complex="Times New Roman1"/>
    </style:style>
    <style:style style:name="P4" style:family="paragraph" style:parent-style-name="normal" style:list-style-name="L1"/>
    <style:style style:name="P5" style:family="paragraph" style:parent-style-name="Standard" style:list-style-name="L1">
      <style:text-properties fo:color="#000000" style:font-name="Times New Roman" fo:font-size="10.5pt" fo:font-weight="bold" style:font-name-asian="Times New Roman1" style:font-size-asian="10.5pt" style:font-weight-asian="bold" style:font-name-complex="Times New Roman1" style:font-size-complex="10.5pt"/>
    </style:style>
    <style:style style:name="P6" style:family="paragraph" style:parent-style-name="normal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0pt" officeooo:paragraph-rsid="00072614" style:font-name-asian="Times New Roman1" style:font-size-asian="10pt" style:font-name-complex="Times New Roman1" style:font-size-complex="10pt"/>
    </style:style>
    <style:style style:name="P7" style:family="paragraph" style:parent-style-name="normal" style:list-style-name="L1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8" style:family="paragraph" style:parent-style-name="normal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0.5pt" fo:font-weight="bold" officeooo:paragraph-rsid="00072614" style:font-name-asian="Times New Roman1" style:font-size-asian="10.5pt" style:font-weight-asian="bold" style:font-name-complex="Times New Roman1" style:font-size-complex="10.5pt"/>
    </style:style>
    <style:style style:name="P9" style:family="paragraph" style:parent-style-name="Standard" style:list-style-name="L1">
      <style:text-properties fo:color="#000000" style:font-name="Times New Roman" fo:font-size="10.5pt" fo:font-weight="bold" style:font-name-asian="Times New Roman1" style:font-size-asian="10.5pt" style:font-weight-asian="bold" style:font-name-complex="Times New Roman1" style:font-size-complex="10.5pt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rsid="00ed54d1" officeooo:paragraph-rsid="00ed54d1"/>
    </style:style>
    <style:style style:name="P12" style:family="paragraph" style:parent-style-name="normal" style:list-style-name="L1"/>
    <style:style style:name="P13" style:family="paragraph" style:parent-style-name="normal" style:list-style-name="L1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normal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Times New Roman" fo:font-size="10pt" officeooo:paragraph-rsid="00072614" style:font-name-asian="Times New Roman1" style:font-size-asian="10pt" style:font-name-complex="Times New Roman1"/>
    </style:style>
    <style:style style:name="P15" style:family="paragraph" style:parent-style-name="normal">
      <style:paragraph-properties fo:margin-top="0in" fo:margin-bottom="0in" loext:contextual-spacing="false" fo:line-height="100%"/>
      <style:text-properties style:font-name="Times New Roman" fo:font-size="10pt" officeooo:paragraph-rsid="000c1d22" style:font-name-asian="Times New Roman1" style:font-size-asian="10pt" style:font-name-complex="Times New Roman1"/>
    </style:style>
    <style:style style:name="P16" style:family="paragraph" style:parent-style-name="normal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0pt" officeooo:paragraph-rsid="00072614" style:font-name-asian="Times New Roman1" style:font-size-asian="10pt" style:font-name-complex="Times New Roman1" style:font-size-complex="10pt"/>
    </style:style>
    <style:style style:name="P17" style:family="paragraph" style:parent-style-name="normal">
      <style:paragraph-properties fo:margin-left="0.5in" fo:margin-right="0in" fo:margin-top="0in" fo:margin-bottom="0in" loext:contextual-spacing="false" fo:text-indent="0in" style:auto-text-indent="false"/>
      <style:text-properties style:font-name="Times New Roman" fo:font-size="10.5pt" fo:font-weight="bold" officeooo:paragraph-rsid="00072614" style:font-name-asian="Times New Roman1" style:font-size-asian="10.5pt" style:font-weight-asian="bold" style:font-name-complex="Times New Roman1" style:font-size-complex="10.5pt"/>
    </style:style>
    <style:style style:name="P18" style:family="paragraph">
      <loext:graphic-properties draw:fill-color="#000000"/>
      <style:text-properties fo:font-size="12pt"/>
    </style:style>
    <style:style style:name="P19" style:family="paragraph">
      <style:paragraph-properties fo:margin-top="0in" fo:margin-bottom="0in" fo:line-height="115%" fo:text-align="end"/>
    </style:style>
    <style:style style:name="P20" style:family="paragraph">
      <style:paragraph-properties fo:margin-left="0in" fo:margin-right="0in" fo:margin-top="0in" fo:margin-bottom="0in" fo:line-height="115%" fo:text-align="end" fo:text-indent="0in"/>
    </style:style>
    <style:style style:name="P21" style:family="paragraph">
      <loext:graphic-properties draw:fill="none" draw:fill-color="#ffffff"/>
      <style:paragraph-properties fo:margin-top="0in" fo:margin-bottom="0in" fo:line-height="115%" fo:text-align="end"/>
      <style:text-properties fo:color="#ffffff" style:font-name="Helvetica1" fo:font-size="10pt" style:font-size-asian="10pt" style:font-size-complex="10pt"/>
    </style:style>
    <style:style style:name="T1" style:family="text">
      <style:text-properties fo:color="#000000" style:font-name="Calibri" fo:font-size="11pt" fo:font-weight="normal" officeooo:rsid="000d389f" style:font-size-asian="11pt" style:font-weight-asian="normal" style:font-size-complex="2.90000009536743pt"/>
    </style:style>
    <style:style style:name="T2" style:family="text">
      <style:text-properties fo:color="#000000" style:font-name="Calibri" fo:font-size="14pt" fo:font-weight="normal" officeooo:rsid="000d389f" style:font-size-asian="14pt" style:font-weight-asian="normal" style:font-size-complex="2.90000009536743pt"/>
    </style:style>
    <style:style style:name="T3" style:family="text">
      <style:text-properties fo:color="#000000" style:font-name="Calibri" fo:font-size="11pt" fo:font-weight="normal" officeooo:rsid="002f6e77" style:font-size-asian="11pt" style:font-weight-asian="normal" style:font-size-complex="2.90000009536743pt"/>
    </style:style>
    <style:style style:name="T4" style:family="text">
      <style:text-properties fo:color="#000000" style:font-name="Calibri" fo:font-size="11pt" fo:font-weight="normal" officeooo:rsid="0028147d" style:font-size-asian="11pt" style:font-weight-asian="normal" style:font-size-complex="2.90000009536743pt"/>
    </style:style>
    <style:style style:name="T5" style:family="text">
      <style:text-properties fo:color="#000000" style:font-name="Helvetica1" fo:font-size="10pt" style:font-name-asian="Times New Roman1" style:font-size-asian="10pt" style:font-name-complex="Times New Roman1"/>
    </style:style>
    <style:style style:name="T6" style:family="text">
      <style:text-properties fo:color="#000000" style:font-name="Helvetica1" fo:font-size="10pt" fo:font-style="italic" style:font-name-asian="Times New Roman1" style:font-size-asian="10pt" style:font-style-asian="italic" style:font-name-complex="Times New Roman1"/>
    </style:style>
    <style:style style:name="T7" style:family="text">
      <style:text-properties fo:color="#000000" style:font-name="Helvetica1" fo:font-size="10pt" style:font-name-asian="Times New Roman1" style:font-size-asian="10pt" style:font-name-complex="Times New Roman1" style:font-size-complex="10pt"/>
    </style:style>
    <style:style style:name="T8" style:family="text">
      <style:text-properties fo:color="#000000" style:font-name="Helvetica1" fo:font-size="10pt" fo:font-style="normal" officeooo:rsid="003a9fa9" style:font-name-asian="Times New Roman1" style:font-size-asian="10pt" style:font-style-asian="normal" style:font-name-complex="Times New Roman1" style:font-size-complex="10pt" style:font-style-complex="normal"/>
    </style:style>
    <style:style style:name="T9" style:family="text">
      <style:text-properties fo:color="#000000" style:font-name="Helvetica1" fo:font-size="10pt" fo:font-style="normal" officeooo:rsid="0053dc60" style:font-name-asian="Times New Roman1" style:font-size-asian="10pt" style:font-style-asian="normal" style:font-name-complex="Times New Roman1" style:font-size-complex="10pt" style:font-style-complex="normal"/>
    </style:style>
    <style:style style:name="T10" style:family="text">
      <style:text-properties fo:color="#000000" style:font-name="Helvetica1" fo:font-size="10pt" officeooo:rsid="0030a780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Helvetica1" fo:font-size="10pt" fo:font-style="normal" officeooo:rsid="00421a56" style:font-name-asian="Times New Roman1" style:font-size-asian="10pt" style:font-style-asian="normal" style:font-name-complex="Times New Roman1" style:font-size-complex="10pt" style:font-style-complex="normal"/>
    </style:style>
    <style:style style:name="T12" style:family="text">
      <style:text-properties fo:color="#000000" style:font-name="Helvetica1" fo:font-size="10pt" officeooo:rsid="001cd417" style:font-name-asian="Times New Roman1" style:font-size-asian="10pt" style:font-name-complex="Times New Roman1" style:font-size-complex="10pt"/>
    </style:style>
    <style:style style:name="T13" style:family="text">
      <style:text-properties fo:font-size="10.5pt" fo:font-weight="bold" style:font-size-asian="10.5pt" style:font-weight-asian="bold" style:font-size-complex="10.5pt"/>
    </style:style>
    <style:style style:name="T14" style:family="text">
      <style:text-properties fo:font-size="10.5pt" fo:font-weight="bold" officeooo:rsid="00091c26" style:font-size-asian="10.5pt" style:font-weight-asian="bold" style:font-size-complex="10.5pt"/>
    </style:style>
    <style:style style:name="T15" style:family="text">
      <style:text-properties fo:font-size="10.5pt" fo:font-weight="bold" officeooo:rsid="004bec43" style:font-size-asian="10.5pt" style:font-weight-asian="bold" style:font-size-complex="10.5pt"/>
    </style:style>
    <style:style style:name="T16" style:family="text">
      <style:text-properties fo:font-size="10.5pt" fo:font-weight="bold" officeooo:rsid="004b4ea3" style:font-size-asian="10.5pt" style:font-weight-asian="bold" style:font-size-complex="10.5pt"/>
    </style:style>
    <style:style style:name="T17" style:family="text">
      <style:text-properties fo:font-variant="normal" fo:text-transform="none" fo:font-size="10.5pt" fo:letter-spacing="normal" fo:font-style="normal" fo:font-weight="bold" officeooo:rsid="004bec43" style:font-size-asian="10.5pt" style:font-weight-asian="bold" style:font-size-complex="10.5pt"/>
    </style:style>
    <style:style style:name="T18" style:family="text">
      <style:text-properties fo:font-variant="normal" fo:text-transform="none" fo:font-size="10.5pt" fo:letter-spacing="normal" fo:font-style="normal" fo:font-weight="bold" officeooo:rsid="00091c26" style:font-size-asian="10.5pt" style:font-weight-asian="bold" style:font-size-complex="10.5pt"/>
    </style:style>
    <style:style style:name="T19" style:family="text">
      <style:text-properties officeooo:rsid="000cfe65"/>
    </style:style>
    <style:style style:name="T20" style:family="text">
      <style:text-properties fo:color="#000000" style:font-name="Times New Roman" fo:font-size="10pt" style:font-name-asian="Times New Roman1" style:font-size-asian="10pt" style:font-name-complex="Times New Roman1"/>
    </style:style>
    <style:style style:name="T21" style:family="text">
      <style:text-properties fo:color="#000000" style:font-name="Times New Roman" fo:font-size="10pt" officeooo:rsid="000c1d22" style:font-name-asian="Times New Roman1" style:font-size-asian="10pt" style:font-name-complex="Times New Roman1"/>
    </style:style>
    <style:style style:name="T22" style:family="text">
      <style:text-properties fo:color="#000000" style:font-name="Times New Roman" fo:font-size="10pt" officeooo:rsid="000ad007" style:font-name-asian="Times New Roman1" style:font-size-asian="10pt" style:font-name-complex="Times New Roman1"/>
    </style:style>
    <style:style style:name="T23" style:family="text">
      <style:text-properties officeooo:rsid="001465d6"/>
    </style:style>
    <style:style style:name="T24" style:family="text">
      <style:text-properties fo:font-weight="bold" style:font-weight-asian="bold"/>
    </style:style>
    <style:style style:name="T25" style:family="text">
      <style:text-properties officeooo:rsid="002ce369"/>
    </style:style>
    <style:style style:name="T26" style:family="text">
      <style:text-properties fo:color="#00897b" style:font-name="Times New Roman" fo:font-size="10.5pt" fo:font-weight="bold" officeooo:rsid="000f49ee" style:font-name-asian="Times New Roman1" style:font-size-asian="10.5pt" style:font-weight-asian="bold" style:font-name-complex="Times New Roman1" style:font-size-complex="10.5pt" style:font-weight-complex="normal"/>
    </style:style>
    <style:style style:name="T27" style:family="text">
      <style:text-properties fo:color="#00897b" style:font-name="Times New Roman" fo:font-size="10.5pt" fo:font-weight="bold" officeooo:rsid="001436a2" style:font-name-asian="Times New Roman1" style:font-size-asian="10.5pt" style:font-weight-asian="bold" style:font-name-complex="Times New Roman1" style:font-size-complex="10.5pt" style:font-weight-complex="normal"/>
    </style:style>
    <style:style style:name="T28" style:family="text">
      <style:text-properties fo:color="#000000" style:font-name="Calibri" fo:font-size="11pt" fo:font-weight="normal" officeooo:rsid="000d389f" style:font-size-asian="11pt" style:font-weight-asian="normal" style:font-size-complex="2.90000009536743pt"/>
    </style:style>
    <style:style style:name="T29" style:family="text">
      <style:text-properties fo:color="#000000" style:font-name="Calibri" fo:font-size="11pt" fo:font-weight="normal" officeooo:rsid="0028147d" style:font-size-asian="11pt" style:font-weight-asian="normal" style:font-size-complex="2.90000009536743pt"/>
    </style:style>
    <style:style style:name="T30" style:family="text">
      <style:text-properties fo:color="#000000" style:font-name="Calibri" fo:font-size="11pt" fo:font-weight="normal" officeooo:rsid="002f6e77" style:font-size-asian="11pt" style:font-weight-asian="normal" style:font-size-complex="2.90000009536743pt"/>
    </style:style>
    <style:style style:name="T31" style:family="text">
      <style:text-properties fo:color="#000000" style:font-name="Calibri" fo:font-size="14pt" fo:font-weight="normal" officeooo:rsid="000d389f" style:font-size-asian="14pt" style:font-weight-asian="normal" style:font-size-complex="2.90000009536743pt"/>
    </style:style>
    <style:style style:name="T32" style:family="text">
      <style:text-properties fo:color="#000000" style:font-name="Helvetica1" fo:font-size="10pt" style:font-name-asian="Times New Roman1" style:font-size-asian="10pt" style:font-name-complex="Times New Roman1"/>
    </style:style>
    <style:style style:name="T33" style:family="text">
      <style:text-properties fo:color="#000000" style:font-name="Helvetica1" fo:font-size="10pt" style:font-name-asian="Times New Roman1" style:font-size-asian="10pt" style:font-name-complex="Times New Roman1" style:font-size-complex="10pt"/>
    </style:style>
    <style:style style:name="T34" style:family="text">
      <style:text-properties fo:color="#000000" style:font-name="Helvetica1" fo:font-size="10pt" officeooo:rsid="0030a780" style:font-name-asian="Times New Roman1" style:font-size-asian="10pt" style:font-name-complex="Times New Roman1" style:font-size-complex="10pt"/>
    </style:style>
    <style:style style:name="T35" style:family="text">
      <style:text-properties fo:color="#000000" style:font-name="Helvetica1" fo:font-size="10pt" officeooo:rsid="001cd417" style:font-name-asian="Times New Roman1" style:font-size-asian="10pt" style:font-name-complex="Times New Roman1" style:font-size-complex="10pt"/>
    </style:style>
    <style:style style:name="T36" style:family="text">
      <style:text-properties fo:color="#000000" style:font-name="Helvetica1" fo:font-size="10pt" fo:font-style="italic" style:font-name-asian="Times New Roman1" style:font-size-asian="10pt" style:font-style-asian="italic" style:font-name-complex="Times New Roman1"/>
    </style:style>
    <style:style style:name="T37" style:family="text">
      <style:text-properties fo:color="#000000" style:font-name="Helvetica1" fo:font-size="10pt" fo:font-style="normal" officeooo:rsid="003a9fa9" style:font-name-asian="Times New Roman1" style:font-size-asian="10pt" style:font-style-asian="normal" style:font-name-complex="Times New Roman1" style:font-size-complex="10pt" style:font-style-complex="normal"/>
    </style:style>
    <style:style style:name="T38" style:family="text">
      <style:text-properties fo:color="#000000" style:font-name="Helvetica1" fo:font-size="10pt" fo:font-style="normal" officeooo:rsid="0053dc60" style:font-name-asian="Times New Roman1" style:font-size-asian="10pt" style:font-style-asian="normal" style:font-name-complex="Times New Roman1" style:font-size-complex="10pt" style:font-style-complex="normal"/>
    </style:style>
    <style:style style:name="T39" style:family="text">
      <style:text-properties fo:color="#000000" style:font-name="Helvetica1" fo:font-size="10pt" fo:font-style="normal" officeooo:rsid="00421a56" style:font-name-asian="Times New Roman1" style:font-size-asian="10pt" style:font-style-asian="normal" style:font-name-complex="Times New Roman1" style:font-size-complex="10pt" style:font-style-complex="normal"/>
    </style:style>
    <style:style style:name="T40" style:family="text">
      <style:text-properties fo:color="#000000" style:font-name="Times New Roman" fo:font-size="10pt" style:font-name-asian="Times New Roman1" style:font-size-asian="10pt" style:font-name-complex="Times New Roman1"/>
    </style:style>
    <style:style style:name="T41" style:family="text">
      <style:text-properties fo:color="#000000" style:font-name="Times New Roman" fo:font-size="10pt" officeooo:rsid="000c1d22" style:font-name-asian="Times New Roman1" style:font-size-asian="10pt" style:font-name-complex="Times New Roman1"/>
    </style:style>
    <style:style style:name="T42" style:family="text">
      <style:text-properties fo:color="#000000" style:font-name="Times New Roman" fo:font-size="10pt" officeooo:rsid="000ad007" style:font-name-asian="Times New Roman1" style:font-size-asian="10pt" style:font-name-complex="Times New Roman1"/>
    </style:style>
    <style:style style:name="T43" style:family="text">
      <style:text-properties fo:color="#000000" style:font-name="Times New Roman" fo:font-size="10.5pt" fo:font-weight="bold" style:font-name-asian="Times New Roman1" style:font-size-asian="10.5pt" style:font-weight-asian="bold" style:font-name-complex="Times New Roman1" style:font-size-complex="10.5pt"/>
    </style:style>
    <style:style style:name="T44" style:family="text">
      <style:text-properties fo:font-size="10.5pt" fo:font-weight="bold" style:font-size-asian="10.5pt" style:font-weight-asian="bold" style:font-size-complex="10.5pt"/>
    </style:style>
    <style:style style:name="T45" style:family="text">
      <style:text-properties fo:font-size="10.5pt" fo:font-weight="bold" officeooo:rsid="00091c26" style:font-size-asian="10.5pt" style:font-weight-asian="bold" style:font-size-complex="10.5pt"/>
    </style:style>
    <style:style style:name="T46" style:family="text">
      <style:text-properties fo:font-size="10.5pt" fo:font-weight="bold" officeooo:rsid="004bec43" style:font-size-asian="10.5pt" style:font-weight-asian="bold" style:font-size-complex="10.5pt"/>
    </style:style>
    <style:style style:name="T47" style:family="text">
      <style:text-properties fo:font-size="10.5pt" fo:font-weight="bold" officeooo:rsid="004b4ea3" style:font-size-asian="10.5pt" style:font-weight-asian="bold" style:font-size-complex="10.5pt"/>
    </style:style>
    <style:style style:name="T48" style:family="text">
      <style:text-properties fo:font-variant="normal" fo:text-transform="none" fo:font-size="10.5pt" fo:letter-spacing="normal" fo:font-style="normal" fo:font-weight="bold" officeooo:rsid="004bec43" style:font-size-asian="10.5pt" style:font-weight-asian="bold" style:font-size-complex="10.5pt"/>
    </style:style>
    <style:style style:name="T49" style:family="text">
      <style:text-properties fo:font-variant="normal" fo:text-transform="none" fo:font-size="10.5pt" fo:letter-spacing="normal" fo:font-style="normal" fo:font-weight="bold" officeooo:rsid="00091c26" style:font-size-asian="10.5pt" style:font-weight-asian="bold" style:font-size-complex="10.5pt"/>
    </style:style>
    <style:style style:name="T50" style:family="text">
      <style:text-properties officeooo:rsid="000cfe65"/>
    </style:style>
    <style:style style:name="T51" style:family="text">
      <style:text-properties officeooo:rsid="001465d6"/>
    </style:style>
    <style:style style:name="T52" style:family="text">
      <style:text-properties officeooo:rsid="002ce369"/>
    </style:style>
    <style:style style:name="T53" style:family="text">
      <style:text-properties fo:font-weight="bold" style:font-weight-asian="bold"/>
    </style:style>
    <style:style style:name="T54" style:family="text">
      <style:text-properties fo:color="#00897b" style:font-name="Times New Roman" fo:font-size="10.5pt" fo:font-weight="bold" officeooo:rsid="000f49ee" style:font-name-asian="Times New Roman1" style:font-size-asian="10.5pt" style:font-weight-asian="bold" style:font-name-complex="Times New Roman1" style:font-size-complex="10.5pt" style:font-weight-complex="normal"/>
    </style:style>
    <style:style style:name="T55" style:family="text">
      <style:text-properties fo:color="#00897b" style:font-name="Times New Roman" fo:font-size="10.5pt" fo:font-weight="bold" officeooo:rsid="001436a2" style:font-name-asian="Times New Roman1" style:font-size-asian="10.5pt" style:font-weight-asian="bold" style:font-name-complex="Times New Roman1" style:font-size-complex="10.5pt" style:font-weight-complex="normal"/>
    </style:style>
    <style:style style:name="T56" style:family="text">
      <style:text-properties officeooo:rsid="00e70b9f"/>
    </style:style>
    <style:style style:name="T57" style:family="text">
      <style:text-properties officeooo:rsid="00e92c89"/>
    </style:style>
    <style:style style:name="T58" style:family="text">
      <style:text-properties officeooo:rsid="00ef3ffa"/>
    </style:style>
    <style:style style:name="T59" style:family="text">
      <style:text-properties officeooo:rsid="00f015c6"/>
    </style:style>
    <style:style style:name="T60" style:family="text">
      <style:text-properties officeooo:rsid="00f3b437"/>
    </style:style>
    <style:style style:name="T61" style:family="text">
      <style:text-properties officeooo:rsid="00f74c1a"/>
    </style:style>
    <style:style style:name="T62" style:family="text">
      <style:text-properties officeooo:rsid="00f7cf35"/>
    </style:style>
    <style:style style:name="T63" style:family="text">
      <style:text-properties officeooo:rsid="00f9a365"/>
    </style:style>
    <style:style style:name="T64" style:family="text">
      <style:text-properties fo:color="#ffffff" style:font-name="Helvetica1" fo:font-size="10pt" fo:font-weight="normal" style:font-size-asian="10pt" style:font-weight-asian="normal" style:font-name-complex="Calibri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1201in" fo:margin-left="0.5402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-color="#000000" draw:textarea-horizontal-align="justify" draw:textarea-vertical-align="middle" draw:auto-grow-height="false" fo:min-height="1.1016in" fo:min-width="8.499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94193254925648" text:id="ct94193254925648">
          <text:insertion>
            <office:change-info>
              <dc:creator>Unknown Author</dc:creator>
              <dc:date>2021-01-22T01:10:34</dc:date>
            </office:change-info>
          </text:insertion>
        </text:changed-region>
        <text:changed-region xml:id="ct94193254942832" text:id="ct94193254942832">
          <text:deletion>
            <office:change-info>
              <dc:creator>Unknown Author</dc:creator>
              <dc:date>2021-01-22T00:55:47</dc:date>
            </office:change-info>
            <text:h text:style-name="Heading_20_1" text:outline-level="1"/>
            <text:h text:style-name="Heading_20_1" text:outline-level="1"><text:span text:style-name="T1"/></text:h>
          </text:deletion>
        </text:changed-region>
        <text:changed-region xml:id="ct94193254942528" text:id="ct94193254942528">
          <text:deletion>
            <office:change-info>
              <dc:creator>Unknown Author</dc:creator>
              <dc:date>2021-01-22T00:37:07</dc:date>
            </office:change-info>
            <text:h text:style-name="Heading_20_1" text:outline-level="1"><text:span text:style-name="T1">(626) 475-6283</text:span></text:h>
          </text:deletion>
        </text:changed-region>
        <text:changed-region xml:id="ct94193254942304" text:id="ct94193254942304">
          <text:deletion>
            <office:change-info>
              <dc:creator>Unknown Author</dc:creator>
              <dc:date>2021-01-22T00:39:27</dc:date>
            </office:change-info>
            <text:h text:style-name="Heading_20_1" text:outline-level="1"><text:span text:style-name="T2"><text:s text:c="28"/></text:span></text:h>
          </text:deletion>
        </text:changed-region>
        <text:changed-region xml:id="ct94193254942000" text:id="ct94193254942000">
          <text:deletion>
            <office:change-info>
              <dc:creator>Unknown Author</dc:creator>
              <dc:date>2021-01-22T00:35:33</dc:date>
            </office:change-info>
            <text:h text:style-name="Heading_20_1" text:outline-level="1"><text:span text:style-name="T2"><text:s text:c="3"/>Nathanial Hapeman <text:s text:c="9"/></text:span></text:h>
          </text:deletion>
        </text:changed-region>
        <text:changed-region xml:id="ct94193254941696" text:id="ct94193254941696">
          <text:deletion>
            <office:change-info>
              <dc:creator>Unknown Author</dc:creator>
              <dc:date>2021-01-22T00:39:27</dc:date>
            </office:change-info>
            <text:h text:style-name="Heading_20_1" text:outline-level="1"><text:span text:style-name="T2"><text:s text:c="4"/></text:span><text:span text:style-name="T1"><text:s text:c="16"/></text:span></text:h>
          </text:deletion>
        </text:changed-region>
        <text:changed-region xml:id="ct94193254941392" text:id="ct94193254941392">
          <text:deletion>
            <office:change-info>
              <dc:creator>Unknown Author</dc:creator>
              <dc:date>2021-01-22T00:35:39</dc:date>
            </office:change-info>
            <text:h text:style-name="Heading_20_1" text:outline-level="1"><text:span text:style-name="T3">Los Angeles</text:span><text:span text:style-name="T1">, CA</text:span></text:h>
          </text:deletion>
        </text:changed-region>
        <text:changed-region xml:id="ct94193254941088" text:id="ct94193254941088">
          <text:deletion>
            <office:change-info>
              <dc:creator>Unknown Author</dc:creator>
              <dc:date>2021-01-22T00:39:27</dc:date>
            </office:change-info>
            <text:h text:style-name="Heading_20_1" text:outline-level="1"><text:span text:style-name="T1"/></text:h>
            <text:h text:style-name="Heading_20_1" text:outline-level="1"><text:span text:style-name="T1"/></text:h>
          </text:deletion>
        </text:changed-region>
        <text:changed-region xml:id="ct94193254934512" text:id="ct94193254934512">
          <text:deletion>
            <office:change-info>
              <dc:creator>Unknown Author</dc:creator>
              <dc:date>2021-01-22T00:37:18</dc:date>
            </office:change-info>
            <text:h text:style-name="Heading_20_1" text:outline-level="1"><text:span text:style-name="T1">Portfolio: nhapeman.com</text:span></text:h>
          </text:deletion>
        </text:changed-region>
        <text:changed-region xml:id="ct94193254934128" text:id="ct94193254934128">
          <text:deletion>
            <office:change-info>
              <dc:creator>Unknown Author</dc:creator>
              <dc:date>2021-01-22T00:39:27</dc:date>
            </office:change-info>
            <text:h text:style-name="Heading_20_1" text:outline-level="1"><text:span text:style-name="T1"><text:s text:c="79"/></text:span></text:h>
          </text:deletion>
        </text:changed-region>
        <text:changed-region xml:id="ct94193254933904" text:id="ct94193254933904">
          <text:deletion>
            <office:change-info>
              <dc:creator>Unknown Author</dc:creator>
              <dc:date>2021-01-22T00:35:42</dc:date>
            </office:change-info>
            <text:h text:style-name="Heading_20_1" text:outline-level="1"><text:span text:style-name="T1">Email: <text:s/></text:span><text:a xlink:type="simple" xlink:href="mailto:nhapeman@gmail.com" text:style-name="Internet_20_link" text:visited-style-name="Visited_20_Internet_20_Link"><text:span text:style-name="T4">n</text:span></text:a><text:span text:style-name="T1">hapeman@gmail.com</text:span></text:h>
          </text:deletion>
        </text:changed-region>
        <text:changed-region xml:id="ct94193254943056" text:id="ct94193254943056">
          <text:deletion>
            <office:change-info>
              <dc:creator>Unknown Author</dc:creator>
              <dc:date>2021-01-22T00:50:11</dc:date>
            </office:change-info>
            <text:p text:style-name="Standard"><text:span text:style-name="T5"><text:s text:c="15"/></text:span></text:p>
          </text:deletion>
        </text:changed-region>
        <text:changed-region xml:id="ct94193255036352" text:id="ct94193255036352">
          <text:insertion>
            <office:change-info>
              <dc:creator>Unknown Author</dc:creator>
              <dc:date>2021-01-22T00:50:11</dc:date>
            </office:change-info>
          </text:insertion>
        </text:changed-region>
        <text:changed-region xml:id="ct94193255037104" text:id="ct94193255037104">
          <text:deletion>
            <office:change-info>
              <dc:creator>Unknown Author</dc:creator>
              <dc:date>2021-01-22T00:50:14</dc:date>
            </office:change-info>
            <text:p text:style-name="Standard"><text:span text:style-name="T6"><text:s text:c="8"/></text:span></text:p>
          </text:deletion>
        </text:changed-region>
        <text:changed-region xml:id="ct94193255031728" text:id="ct94193255031728">
          <text:insertion>
            <office:change-info>
              <dc:creator>Unknown Author</dc:creator>
              <dc:date>2021-01-22T00:50:15</dc:date>
            </office:change-info>
          </text:insertion>
        </text:changed-region>
        <text:changed-region xml:id="ct94193255037328" text:id="ct94193255037328">
          <text:deletion>
            <office:change-info>
              <dc:creator>Unknown Author</dc:creator>
              <dc:date>2021-01-22T00:50:22</dc:date>
            </office:change-info>
            <text:h text:style-name="Heading_20_2" text:outline-level="2"><text:span text:style-name="T7"><text:s text:c="8"/></text:span></text:h>
          </text:deletion>
        </text:changed-region>
        <text:changed-region xml:id="ct94193255037920" text:id="ct94193255037920">
          <text:insertion>
            <office:change-info>
              <dc:creator>Unknown Author</dc:creator>
              <dc:date>2021-01-22T00:50:23</dc:date>
            </office:change-info>
          </text:insertion>
        </text:changed-region>
        <text:changed-region xml:id="ct94193255038416" text:id="ct94193255038416">
          <text:deletion>
            <office:change-info>
              <dc:creator>Unknown Author</dc:creator>
              <dc:date>2021-01-22T00:54:58</dc:date>
            </office:change-info>
            <text:p text:style-name="Standard"><text:span text:style-name="T8"><text:s/></text:span></text:p>
          </text:deletion>
        </text:changed-region>
        <text:changed-region xml:id="ct94193255055184" text:id="ct94193255055184">
          <text:deletion>
            <office:change-info>
              <dc:creator>Unknown Author</dc:creator>
              <dc:date>2021-01-22T00:50:35</dc:date>
            </office:change-info>
            <text:p text:style-name="Standard"><text:span text:style-name="T9"><text:s/></text:span></text:p>
          </text:deletion>
        </text:changed-region>
        <text:changed-region xml:id="ct94193255055408" text:id="ct94193255055408">
          <text:deletion>
            <office:change-info>
              <dc:creator>Unknown Author</dc:creator>
              <dc:date>2021-01-22T00:54:16</dc:date>
            </office:change-info>
            <text:p text:style-name="Standard"><text:span text:style-name="T9"><text:s/>to</text:span></text:p>
          </text:deletion>
        </text:changed-region>
        <text:changed-region xml:id="ct94193255056128" text:id="ct94193255056128">
          <text:deletion>
            <office:change-info>
              <dc:creator>Unknown Author</dc:creator>
              <dc:date>2021-01-22T00:55:04</dc:date>
            </office:change-info>
            <text:p text:style-name="Standard"><text:span text:style-name="T10"><text:s/></text:span></text:p>
          </text:deletion>
        </text:changed-region>
        <text:changed-region xml:id="ct94193255057664" text:id="ct94193255057664">
          <text:deletion>
            <office:change-info>
              <dc:creator>Unknown Author</dc:creator>
              <dc:date>2021-01-22T00:55:16</dc:date>
            </office:change-info>
            <text:p text:style-name="Standard"><text:span text:style-name="T11"><text:s/></text:span></text:p>
          </text:deletion>
        </text:changed-region>
        <text:changed-region xml:id="ct94193255059376" text:id="ct94193255059376">
          <text:deletion>
            <office:change-info>
              <dc:creator>Unknown Author</dc:creator>
              <dc:date>2021-01-22T00:50:29</dc:date>
            </office:change-info>
            <text:h text:style-name="Heading_20_2" text:outline-level="2"><text:span text:style-name="T7"><text:s text:c="3"/></text:span><text:span text:style-name="T12"><text:s text:c="2"/></text:span></text:h>
          </text:deletion>
        </text:changed-region>
        <text:changed-region xml:id="ct94193255059808" text:id="ct94193255059808">
          <text:insertion>
            <office:change-info>
              <dc:creator>Unknown Author</dc:creator>
              <dc:date>2021-01-22T00:50:29</dc:date>
            </office:change-info>
          </text:insertion>
        </text:changed-region>
        <text:changed-region xml:id="ct94193255061072" text:id="ct94193255061072">
          <text:deletion>
            <office:change-info>
              <dc:creator>Unknown Author</dc:creator>
              <dc:date>2021-01-20T16:01:32</dc:date>
            </office:change-info>
            <text:list xml:id="list2240779360" text:style-name="L1">
              <text:list-item>
                <text:p text:style-name="P1"/>
              </text:list-item>
            </text:list>
            <text:p text:style-name="P2"><text:span text:style-name="T13">Web Development (</text:span><text:span text:style-name="T14">Angular, </text:span><text:span text:style-name="T15">V</text:span><text:span text:style-name="T16">ue.js, S</text:span><text:span text:style-name="T15">ass</text:span><text:span text:style-name="T13">, </text:span><text:span text:style-name="T15">Flask, </text:span><text:span text:style-name="T17">PostgreSQL, </text:span><text:span text:style-name="T18">FastAPI</text:span><text:span text:style-name="T13">)</text:span></text:p>
            <text:p text:style-name="P3"><text:tab/> <text:s text:c="5"/><text:span text:style-name="T19">Countless hours devoted attempting to keep up with the latest in the field</text:span></text:p>
            <text:list xml:id="list230212844039259" text:continue-numbering="true" text:style-name="L1">
              <text:list-item>
                <text:p text:style-name="P4"><text:span text:style-name="T20"><text:tab/> <text:s text:c="5"/></text:span><text:span text:style-name="T21">B</text:span><text:span text:style-name="T20">uilt personal portfolio from scratch </text:span><text:span text:style-name="T22">in Vue.js</text:span></text:p>
              </text:list-item>
            </text:list>
          </text:deletion>
        </text:changed-region>
        <text:changed-region xml:id="ct94193253477536" text:id="ct94193253477536">
          <text:deletion>
            <office:change-info>
              <dc:creator>Unknown Author</dc:creator>
              <dc:date>2021-01-20T16:05:00</dc:date>
            </office:change-info>
            <text:list xml:id="list230213484111321" text:continue-numbering="true" text:style-name="L1">
              <text:list-item>
                <text:p text:style-name="P1"/>
              </text:list-item>
              <text:list-item>
                <text:p text:style-name="P5"/>
              </text:list-item>
            </text:list>
          </text:deletion>
        </text:changed-region>
        <text:changed-region xml:id="ct94193253475312" text:id="ct94193253475312">
          <text:deletion>
            <office:change-info>
              <dc:creator>Unknown Author</dc:creator>
              <dc:date>2021-01-20T16:04:59</dc:date>
            </office:change-info>
            <text:list xml:id="list230212746619628" text:continue-numbering="true" text:style-name="L1">
              <text:list-item>
                <text:p text:style-name="P5">Pacman and Minesweeper Clones (JavaScript)</text:p>
              </text:list-item>
            </text:list>
            <text:p text:style-name="P6"><text:s text:c="7"/>Both games use fast algorithms and appropriate data structures</text:p>
            <text:list xml:id="list230213857091233" text:continue-numbering="true" text:style-name="L1">
              <text:list-item>
                <text:p text:style-name="P7"><text:s text:c="7"/>Ghost<text:span text:style-name="T23">s</text:span> in Pacman use Dijkstra’s algorithm to find shortest path to Pacman</text:p>
              </text:list-item>
            </text:list>
          </text:deletion>
        </text:changed-region>
        <text:changed-region xml:id="ct94193253480336" text:id="ct94193253480336">
          <text:deletion>
            <office:change-info>
              <dc:creator>Unknown Author</dc:creator>
              <dc:date>2021-01-20T15:19:27</dc:date>
            </office:change-info>
            <text:list xml:id="list230214132154673" text:continue-numbering="true" text:style-name="L1">
              <text:list-item>
                <text:p text:style-name="P1"/>
              </text:list-item>
            </text:list>
            <text:p text:style-name="P8">iOS Phone Development (Objective-C and Lua)</text:p>
            <text:list xml:id="list230213055316665" text:continue-numbering="true" text:style-name="L1">
              <text:list-item>
                <text:p text:style-name="P7"><text:span text:style-name="T24"><text:s text:c="7"/></text:span>Built multi-directional shooter using the Corona SDK <text:span text:style-name="T25">for 48-hour hackaton</text:span></text:p>
              </text:list-item>
            </text:list>
          </text:deletion>
        </text:changed-region>
        <text:changed-region xml:id="ct94193253479488" text:id="ct94193253479488">
          <text:deletion>
            <office:change-info>
              <dc:creator>Unknown Author</dc:creator>
              <dc:date>2021-01-20T15:18:25</dc:date>
            </office:change-info>
            <text:list xml:id="list230212724308376" text:continue-numbering="true" text:style-name="L1">
              <text:list-item>
                <text:p text:style-name="P7"/>
              </text:list-item>
              <text:list-item>
                <text:p text:style-name="P7"><text:s text:c="7"/>Created a tower defense <text:span text:style-name="T25">game</text:span> using Objective-C</text:p>
              </text:list-item>
            </text:list>
          </text:deletion>
        </text:changed-region>
        <text:changed-region xml:id="ct94193253481152" text:id="ct94193253481152">
          <text:insertion>
            <office:change-info>
              <dc:creator>Unknown Author</dc:creator>
              <dc:date>2021-01-20T16:06:44</dc:date>
            </office:change-info>
          </text:insertion>
        </text:changed-region>
        <text:changed-region xml:id="ct94193253481456" text:id="ct94193253481456">
          <text:deletion>
            <office:change-info>
              <dc:creator>Unknown Author</dc:creator>
              <dc:date>2021-01-20T16:06:51</dc:date>
            </office:change-info>
            <text:h text:style-name="Heading_20_2" text:outline-level="2"><text:span text:style-name="T26">Honorable </text:span></text:h>
          </text:deletion>
        </text:changed-region>
        <text:changed-region xml:id="ct94193253481760" text:id="ct94193253481760">
          <text:insertion>
            <office:change-info>
              <dc:creator>Unknown Author</dc:creator>
              <dc:date>2021-01-20T16:06:52</dc:date>
            </office:change-info>
          </text:insertion>
        </text:changed-region>
        <text:changed-region xml:id="ct94193253482064" text:id="ct94193253482064">
          <text:deletion>
            <office:change-info>
              <dc:creator>Unknown Author</dc:creator>
              <dc:date>2021-01-20T16:07:30</dc:date>
            </office:change-info>
            <text:h text:style-name="Heading_20_2" text:outline-level="2"><text:span text:style-name="T26">h</text:span></text:h>
          </text:deletion>
        </text:changed-region>
        <text:changed-region xml:id="ct94193253482368" text:id="ct94193253482368">
          <text:insertion>
            <office:change-info>
              <dc:creator>Unknown Author</dc:creator>
              <dc:date>2021-01-20T16:07:30</dc:date>
            </office:change-info>
          </text:insertion>
        </text:changed-region>
        <text:changed-region xml:id="ct94193253482672" text:id="ct94193253482672">
          <text:deletion>
            <office:change-info>
              <dc:creator>Unknown Author</dc:creator>
              <dc:date>2021-01-20T16:06:54</dc:date>
            </office:change-info>
            <text:h text:style-name="Heading_20_2" text:outline-level="2"><text:span text:style-name="T26"><text:s/></text:span><text:span text:style-name="T27">R</text:span><text:span text:style-name="T26">epo</text:span><text:span text:style-name="T27">sitory</text:span><text:span text:style-name="T26"> </text:span><text:span text:style-name="T27">M</text:span><text:span text:style-name="T26">entions</text:span></text:h>
          </text:deletion>
        </text:changed-region>
        <text:changed-region xml:id="ct94193255066192" text:id="ct94193255066192">
          <text:insertion>
            <office:change-info>
              <dc:creator>Unknown Author</dc:creator>
              <dc:date>2021-01-20T15:59:05</dc:date>
            </office:change-info>
          </text:insertion>
        </text:changed-region>
        <text:changed-region xml:id="ct94193255067216" text:id="ct94193255067216">
          <text:insertion>
            <office:change-info>
              <dc:creator>Unknown Author</dc:creator>
              <dc:date>2021-01-20T15:59:05</dc:date>
            </office:change-info>
          </text:insertion>
        </text:changed-region>
        <text:changed-region xml:id="ct94193255067712" text:id="ct94193255067712">
          <text:insertion>
            <office:change-info>
              <dc:creator>Unknown Author</dc:creator>
              <dc:date>2021-01-20T15:59:05</dc:date>
            </office:change-info>
          </text:insertion>
        </text:changed-region>
        <text:changed-region xml:id="ct94193255067936" text:id="ct94193255067936">
          <text:insertion>
            <office:change-info>
              <dc:creator>Unknown Author</dc:creator>
              <dc:date>2021-01-20T15:53:23</dc:date>
            </office:change-info>
          </text:insertion>
        </text:changed-region>
        <text:changed-region xml:id="ct94193255068944" text:id="ct94193255068944">
          <text:insertion>
            <office:change-info>
              <dc:creator>Unknown Author</dc:creator>
              <dc:date>2021-01-20T15:53:23</dc:date>
            </office:change-info>
          </text:insertion>
        </text:changed-region>
        <text:changed-region xml:id="ct94193255069248" text:id="ct94193255069248">
          <text:insertion>
            <office:change-info>
              <dc:creator>Unknown Author</dc:creator>
              <dc:date>2021-01-20T15:53:23</dc:date>
            </office:change-info>
          </text:insertion>
        </text:changed-region>
        <text:changed-region xml:id="ct94193255071888" text:id="ct94193255071888">
          <text:insertion>
            <office:change-info>
              <dc:creator>Unknown Author</dc:creator>
              <dc:date>2021-01-20T16:02:04</dc:date>
            </office:change-info>
          </text:insertion>
        </text:changed-region>
        <text:changed-region xml:id="ct94193255072272" text:id="ct94193255072272">
          <text:insertion>
            <office:change-info>
              <dc:creator>Unknown Author</dc:creator>
              <dc:date>2021-01-20T16:02:04</dc:date>
            </office:change-info>
          </text:insertion>
        </text:changed-region>
        <text:changed-region xml:id="ct94193255072576" text:id="ct94193255072576">
          <text:insertion>
            <office:change-info>
              <dc:creator>Unknown Author</dc:creator>
              <dc:date>2021-01-20T16:04:2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text:anchor-type="paragraph" draw:z-index="1" draw:name="Shape2" draw:style-name="gr2" draw:text-style-name="P21" svg:width="2.0496in" svg:height="0.6398in" svg:x="5.4272in" svg:y="-0.002in"><draw:text-box><text:p text:style-name="P19"><text:span text:style-name="T64">(626) 475-6283</text:span></text:p><text:p text:style-name="P19"><text:span text:style-name="T64">github.com/nate-h</text:span></text:p><text:p text:style-name="P20"><text:span text:style-name="T64">nhapeman@gmail.com</text:span></text:p><text:p text:style-name="P19"><text:span text:style-name="T64">Portfolio: nhapeman.com</text:span></text:p></draw:text-box></draw:frame><text:change-start text:change-id="ct94193254925648"/>Nathanial Hapeman<text:change-end text:change-id="ct94193254925648"/></text:p>
      <text:p text:style-name="Subtitle">Senior Software Engineer</text:p>
      <text:h text:style-name="Heading_20_9" text:outline-level="9">Los Angeles, CA</text:h>
      <text:p text:style-name="Standard"/>
      <text:p text:style-name="Standard"/>
      <text:h text:style-name="Heading_20_1" text:outline-level="1"><text:change text:change-id="ct94193254942832"/><text:change text:change-id="ct94193254942528"/><text:change text:change-id="ct94193254942304"/><text:change text:change-id="ct94193254942000"/><text:change text:change-id="ct94193254941696"/><text:change text:change-id="ct94193254941392"/><text:change text:change-id="ct94193254941088"/><text:change text:change-id="ct94193254934512"/><text:change text:change-id="ct94193254934128"/><text:change text:change-id="ct94193254933904"/>Education</text:h>
      <text:h text:style-name="Heading_20_2" text:outline-level="2">University of California, Riverside <text:s text:c="92"/>Sept 2008 - Dec 2013</text:h>
      <text:list xml:id="list230214568820962" text:continue-numbering="true" text:style-name="L1">
        <text:list-item>
          <text:p text:style-name="P1"><draw:custom-shape text:anchor-type="paragraph" draw:z-index="0" draw:name="Shape1" draw:style-name="gr1" draw:text-style-name="P18" svg:width="8.4996in" svg:height="1.1016in" svg:x="-2.3366in" svg:y="-1.8083in"><text:p/><draw:enhanced-geometry svg:viewBox="0 0 21600 21600" draw:mirror-horizontal="false" draw:mirror-vertical="false" draw:type="rectangle" draw:enhanced-path="M 0 0 L 21600 0 21600 21600 0 21600 0 0 Z N"/></draw:custom-shape>Bachelor of Science, Mechanical Engineering <text:s text:c="36"/><text:change text:change-id="ct94193254943056"/><text:change-start text:change-id="ct94193255036352"/><text:s text:c="9"/><text:change-end text:change-id="ct94193255036352"/><text:s text:c="46"/>GPA 3.14</text:p>
        </text:list-item>
        <text:list-item>
          <text:p text:style-name="P1">Minor, Computer Science <text:s text:c="73"/><text:change text:change-id="ct94193255037104"/><text:change-start text:change-id="ct94193255031728"/><text:s text:c="3"/><text:change-end text:change-id="ct94193255031728"/><text:s text:c="47"/>GPA 3.63</text:p>
        </text:list-item>
      </text:list>
      <text:h text:style-name="Heading_20_1" text:outline-level="1">Professional Experience</text:h>
      <text:h text:style-name="Heading_20_2" text:outline-level="2">Applied Invention – Full Stack, GIS, Data Science and Machine Learning<text:change text:change-id="ct94193255037328"/> <text:s text:c="9"/><text:change-start text:change-id="ct94193255037920"/><text:s/><text:change-end text:change-id="ct94193255037920"/><text:s text:c="21"/>June 2014-Present</text:h>
      <text:h text:style-name="Heading_20_3" text:outline-level="3">Computer Vision Aquaculture Project:</text:h>
      <text:list xml:id="list230213883941001" text:continue-numbering="true" text:style-name="L1">
        <text:list-item>
          <text:p text:style-name="P1">Wrote entire frontend for an image annotating website and a good portion of the backend</text:p>
        </text:list-item>
        <text:list-item>
          <text:p text:style-name="P1">Worked extensively with annotation team to improve the website user experience</text:p>
        </text:list-item>
        <text:list-item>
          <text:p text:style-name="P1">Imported training data from third party sources and fixed failed data migrations</text:p>
        </text:list-item>
        <text:list-item>
          <text:p text:style-name="P1">Built dashboard to monitor the annotation data pipeline and <text:span text:style-name="T57">annotator stats</text:span></text:p>
        </text:list-item>
        <text:list-item>
          <text:p text:style-name="P1">Wrote numerous SQL queries to provide data insights and highlight potential biases</text:p>
        </text:list-item>
        <text:list-item>
          <text:p text:style-name="P1">Worked on several computer vision solutions, one of which prevented a human annotation step</text:p>
        </text:list-item>
        <text:list-item>
          <text:p text:style-name="P1">Helped build a Pachyderm data pipeline that turned raw images into machine annotations</text:p>
        </text:list-item>
        <text:list-item>
          <text:p text:style-name="P1">Tech used: Angular.js, PostGreSQL, Flask, Python, Sass, JavaScript, OpenCV, Pachyderm</text:p>
        </text:list-item>
      </text:list>
      <text:h text:style-name="Heading_20_3" text:outline-level="3">Rental Forecasting Project:</text:h>
      <text:list xml:id="list230212460422622" text:continue-numbering="true" text:style-name="L1">
        <text:list-item>
          <text:p text:style-name="P1">Identified bottlenecks in a Python based rental forecasting program and made it 50x faster</text:p>
        </text:list-item>
        <text:list-item>
          <text:p text:style-name="P1">Optimizing involved rewriting queries, parallelizing, memoizing, NumPy and lots of break points</text:p>
        </text:list-item>
        <text:list-item>
          <text:p text:style-name="P1">Automated evaluating the forecasts and relayed that info using Slack bots among other things</text:p>
        </text:list-item>
        <text:list-item>
          <text:p text:style-name="P1">Systematically evaluated different forecasting models for various input parameters</text:p>
        </text:list-item>
        <text:list-item>
          <text:p text:style-name="P11">Helped with the frontend of a website that managed Rental distribution</text:p>
        </text:list-item>
        <text:list-item>
          <text:p text:style-name="P1">Tech used: Python, NumPy, AWS, Angular, TypeScript, CSS</text:p>
        </text:list-item>
      </text:list>
      <text:h text:style-name="Heading_20_3" text:outline-level="3">GIS and Game Development:</text:h>
      <text:list xml:id="list230212505361401" text:continue-numbering="true" text:style-name="L1">
        <text:list-item>
          <text:p text:style-name="P1">Worked on an in-house c++ geospatial game engine used for simulations</text:p>
        </text:list-item>
        <text:list-item>
          <text:p text:style-name="P1"><text:change text:change-id="ct94193255038416"/>Wrote entire file system diagnostics website for mapserver</text:p>
        </text:list-item>
        <text:list-item>
          <text:p text:style-name="P1">Modified the mapserver and game engine to support new <text:change text:change-id="ct94193255055184"/>terrain layers and<text:change text:change-id="ct94193255055408"/> allow dynamic switching</text:p>
        </text:list-item>
        <text:list-item>
          <text:p text:style-name="P1">Built a hotkey menu system that allows users to customize and define new hotkeys</text:p>
        </text:list-item>
        <text:list-item>
          <text:p text:style-name="P1">Added numerous algorithms like semi-realistic radar detection or 3D network visualization</text:p>
        </text:list-item>
        <text:list-item>
          <text:p text:style-name="P1"><text:change text:change-id="ct94193255056128"/>Adding an eye tracking system to engine and implemented Kalman filter to smooth user eye data</text:p>
        </text:list-item>
        <text:list-item>
          <text:p text:style-name="P1"><text:change text:change-id="ct94193255057664"/>Developed data ingestion mechanisms for real and simulated data</text:p>
        </text:list-item>
        <text:list-item>
          <text:p text:style-name="P1">Explored Unreal Engine for GIS and compared <text:span text:style-name="T58">it </text:span>with a web based Cesium.js approach</text:p>
        </text:list-item>
        <text:list-item>
          <text:p text:style-name="P1">Tech used: c/c++, OOP, Java<text:span text:style-name="T59">S</text:span>cript, Unreal Engine, Cesium.js, Panda3D, math</text:p>
        </text:list-item>
      </text:list>
      <text:h text:style-name="Heading_20_2" text:outline-level="2">FrackOptima – Full Stack, Python Qt Developer <text:s text:c="46"/><text:change text:change-id="ct94193255059376"/><text:change-start text:change-id="ct94193255059808"/><text:s text:c="2"/><text:change-end text:change-id="ct94193255059808"/><text:s text:c="17"/>May 2016-October 2017</text:h>
      <text:list xml:id="list230212666388273" text:continue-numbering="true" text:style-name="L1">
        <text:list-item>
          <text:p text:style-name="P1">Wrote, test, and debugged code for Fracking application built using Python and Pyside</text:p>
        </text:list-item>
        <text:list-item>
          <text:p text:style-name="P1">Added small features to company website that uses AWS, Flask, CSS, jQuery, Jinja2</text:p>
        </text:list-item>
      </text:list>
      <text:h text:style-name="Heading_20_1" text:outline-level="1">Personal Projects</text:h>
      <text:h text:style-name="Heading_20_2" text:outline-level="2">Whirling - An AI Driven Music Visualizer (Python, OpenGL, Num<text:span text:style-name="T61">P</text:span>y, Librosa, Spleeter)</text:h>
      <text:list xml:id="list230212657510792" text:continue-numbering="true" text:style-name="L1">
        <text:list-item>
          <text:p text:style-name="P1">Uses audio feature extraction and audio segmentation to parse and understand music</text:p>
        </text:list-item>
        <text:list-item>
          <text:p text:style-name="P1">Heavily optimized to run at 60fps in python by using <text:span text:style-name="T60">NumPy</text:span> and OpenGL</text:p>
        </text:list-item>
        <text:list-item>
          <text:p text:style-name="P1">Useful debug features like visualizing audio features <text:span text:style-name="T62">and </text:span>spectrograms<text:change text:change-id="ct94193255061072"/></text:p>
        </text:list-item>
      </text:list>
      <text:h text:style-name="Heading_20_2" text:outline-level="2">Super Mario Brothers Engine (c/c++ and SDL)</text:h>
      <text:list xml:id="list230214401092469" text:continue-numbering="true" text:style-name="L1">
        <text:list-item>
          <text:p text:style-name="P1">Capable of loading, saving, running 60 FPS, changing audio effects</text:p>
        </text:list-item>
        <text:list-item>
          <text:p text:style-name="P1">Uses OO programming, containers, memory management, and <text:span text:style-name="T63">t</text:span>hreading</text:p>
        </text:list-item>
      </text:list>
      <text:h text:style-name="Heading_20_2" text:outline-level="2">Desktop Music Player (Java and JavaZoom)</text:h>
      <text:list xml:id="list230212465801133" text:continue-numbering="true" text:style-name="L1">
        <text:list-item>
          <text:p text:style-name="P1">Designed like iTunes but optimized for playlist management</text:p>
        </text:list-item>
        <text:list-item>
          <text:p text:style-name="P1">Uses multithread synchronization, object serialization, regex filters, swing components<text:change text:change-id="ct94193253477536"/><text:change text:change-id="ct94193253475312"/></text:p>
        </text:list-item>
      </text:list>
      <text:h text:style-name="Heading_20_2" text:outline-level="2">Numerous 3D and 2D projects <text:s/>(Matlab)</text:h>
      <text:list xml:id="list230214249518964" text:continue-numbering="true" text:style-name="L1">
        <text:list-item>
          <text:p text:style-name="P1">Awarded top in class for creating a racecar simulation that had drifting, flips, burnouts, etc.</text:p>
        </text:list-item>
        <text:list-item>
          <text:p text:style-name="P1">Wrote OCR software capable of identifying the letters written in a simple picture</text:p>
        </text:list-item>
        <text:list-item>
          <text:p text:style-name="P1">Developed other models to simulate wind, gravity, jet propulsion, N-body experiments<text:change text:change-id="ct94193253480336"/><text:change text:change-id="ct94193253479488"/></text:p>
        </text:list-item>
      </text:list>
      <text:h text:style-name="Heading_20_2" text:outline-level="2"><text:change-start text:change-id="ct94193253481152"/>Other projects you can find on my<text:change-end text:change-id="ct94193253481152"/><text:change text:change-id="ct94193253481456"/><text:change-start text:change-id="ct94193253481760"/> <text:change-end text:change-id="ct94193253481760"/>Git<text:change text:change-id="ct94193253482064"/><text:change-start text:change-id="ct94193253482368"/>H<text:change-end text:change-id="ct94193253482368"/>ub<text:change text:change-id="ct94193253482672"/><text:change-start text:change-id="ct94193255066192"/></text:h>
      <text:list xml:id="list230213906759283" text:continue-numbering="true" text:style-name="L1">
        <text:list-item>
          <text:p text:style-name="P1">nhapeman_v3 <text:change-end text:change-id="ct94193255066192"/>– <text:change-start text:change-id="ct94193255067216"/>Third<text:change-end text:change-id="ct94193255067216"/> <text:change-start text:change-id="ct94193255067712"/>iteration of personal portfolio website written in Vue.js with Sass</text:p>
        </text:list-item>
        <text:list-item>
          <text:p text:style-name="P1"><text:change-end text:change-id="ct94193255067712"/>Jot – Terminal based markdown note taking helper with device synchronization</text:p>
        </text:list-item>
        <text:list-item>
          <text:p text:style-name="P1">Pixel Chaser – An image drawer using image processing to drive a DFS based drawer<text:change-start text:change-id="ct94193255067936"/></text:p>
        </text:list-item>
        <text:list-item>
          <text:p text:style-name="P1">Last Stand <text:change-end text:change-id="ct94193255067936"/>–<text:change-start text:change-id="ct94193255068944"/> A<text:change-end text:change-id="ct94193255068944"/> <text:change-start text:change-id="ct94193255069248"/>multi-directional shooter developed for iOS for a 48 hour hackathon<text:change-end text:change-id="ct94193255069248"/></text:p>
        </text:list-item>
        <text:list-item>
          <text:p text:style-name="P1">Tblr – A set of CSS classes for rapidly positioning HTML elements<text:change-start text:change-id="ct94193255071888"/></text:p>
        </text:list-item>
        <text:list-item>
          <text:p text:style-name="P1">Pacman_js – Recreated basics of Pac-Man in pure JavaScript</text:p>
        </text:list-item>
        <text:list-item>
          <text:p text:style-name="P1">Minesweeper_js <text:change-end text:change-id="ct94193255071888"/>–<text:change-start text:change-id="ct94193255072272"/> <text:change-end text:change-id="ct94193255072272"/><text:change-start text:change-id="ct94193255072576"/>Recreated basics of minesweeper in pure JavaScript<text:change-end text:change-id="ct94193255072576"/></text:p>
        </text:list-item>
        <text:list-item>
          <text:p text:style-name="P1">Dotfiles – My dotfiles across all Linux based computers I own</text:p>
        </text:list-item>
        <text:list-item>
          <text:p text:style-name="P1">Completed all 5 Google FooBar problems – <text:span text:style-name="T56">solutions are in a private repo to respect Google’s wishes</text:span></text:p>
        </text:list-item>
        <text:list-item>
          <text:p text:style-name="P1">JigsawPuzzleSolver – For my latest project, I’ll be attempting to build a CV jigsaw puzzle solver... WIP ;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1" svg:font-family="Helvetica" style:font-family-generic="swiss" style:font-pitch="variable"/>
    <style:font-face style:name="Helvetica2" svg:font-family="Helvetica" style:font-adornments="Negreta" style:font-family-generic="swiss" style:font-pitch="variable"/>
    <style:font-face style:name="Helvetica" svg:font-family="Helvetic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 fo:font-family="Helvetic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  <style:text-properties style:font-name="Helvetica" fo:font-family="Helvetica" style:font-style-name="Normal" style:font-family-generic="swiss" style:font-pitch="variable" fo:font-size="10pt" style:font-size-asian="10.5pt"/>
    </style:style>
    <style:style style:name="Heading_20_1" style:display-name="Heading 1" style:family="paragraph" style:default-outline-level="1" style:list-style-name="" style:class="text">
      <style:paragraph-properties fo:margin-left="0in" fo:margin-right="0in" fo:margin-top="0.0402in" fo:margin-bottom="0.0201in" loext:contextual-spacing="false" fo:line-height="115%" fo:text-align="start" style:justify-single-word="false" fo:keep-together="always" fo:text-indent="0in" style:auto-text-indent="false" fo:keep-with-next="always"/>
      <style:text-properties fo:color="#00897b" style:font-name="Helvetica1" fo:font-family="Helvetica" style:font-family-generic="swiss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margin-top="0.0201in" fo:margin-bottom="0.0402in" loext:contextual-spacing="false" fo:line-height="100%" fo:text-indent="0in" style:auto-text-indent="false">
        <style:tab-stops/>
      </style:paragraph-properties>
      <style:text-properties style:font-name="Helvetica" fo:font-family="Helvetica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3in" fo:margin-right="0in" fo:margin-top="0in" fo:margin-bottom="0in" loext:contextual-spacing="false" fo:line-height="115%" fo:text-indent="0in" style:auto-text-indent="false" style:page-number="auto"/>
      <style:text-properties style:font-name="Helvetica1" fo:font-family="Helvetica" style:font-family-generic="swiss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in" fo:margin-bottom="0in" loext:contextual-spacing="false"/>
      <style:text-properties fo:color="#00897b"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margin-top="0in" fo:margin-bottom="0in" loext:contextual-spacing="false" fo:text-align="start" style:justify-single-word="false"/>
      <style:text-properties fo:color="#4db6ac" style:font-name="Helvetica2" fo:font-family="Helvetica" style:font-style-name="Negreta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 fo:text-align="center" style:justify-single-word="false"/>
      <style:text-properties style:font-name="Helvetica2" fo:font-family="Helvetica" style:font-style-name="Negreta" style:font-family-generic="swiss" style:font-pitch="variable" fo:font-size="3pt" fo:font-weight="normal" style:font-size-asian="75%" style:font-weight-asian="normal" style:font-size-complex="75%" style:font-weight-complex="normal"/>
    </style:style>
    <style:style style:name="Subtitle" style:family="paragraph" style:parent-style-name="Heading" style:next-style-name="Text_20_body" style:class="chapter">
      <style:paragraph-properties fo:margin-top="0in" fo:margin-bottom="0in" loext:contextual-spacing="false" fo:text-align="start" style:justify-single-word="false"/>
      <style:text-properties fo:color="#00897b" style:font-name="Helvetica1" fo:font-family="Helvetica" style:font-family-generic="swiss" style:font-pitch="variable" fo:font-size="15pt" style:font-size-asian="15pt" style:font-size-complex="15pt"/>
    </style:style>
    <style:style style:name="List_20_Contents" style:display-name="List Contents" style:family="paragraph" style:parent-style-name="Standard" style:class="html">
      <loext:graphic-properties draw:fill="none" draw:fill-color="#729fcf"/>
      <style:paragraph-properties fo:margin-left="0.4in" fo:margin-right="0in" fo:text-indent="0in" style:auto-text-indent="false" fo:background-color="transparent" style:shadow="none">
        <style:tab-stops/>
      </style:paragraph-properties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23:51:05.146603932</meta:creation-date>
    <dc:date>2021-01-27T23:02:07.780429521</dc:date>
    <meta:editing-duration>P4DT23H50M17S</meta:editing-duration>
    <meta:editing-cycles>152</meta:editing-cycles>
    <meta:generator>LibreOffice/6.0.7.3$Linux_X86_64 LibreOffice_project/00m0$Build-3</meta:generator>
    <meta:document-statistic meta:table-count="0" meta:image-count="0" meta:object-count="0" meta:page-count="1" meta:paragraph-count="64" meta:word-count="679" meta:character-count="4738" meta:non-whitespace-character-count="3755"/>
  </office:meta>
</office:document-meta>
</file>